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cm" fo:padding-top="-0.05cm" fo:padding-bottom="-0.05cm" fo:padding-left="-0.05cm" fo:padding-right="-0.05cm"/>
    </style:style>
    <style:style style:name="gr2" style:family="graphic" style:parent-style-name="standard">
      <style:graphic-properties svg:stroke-width="0.08cm" svg:stroke-color="#ffffff" draw:fill="none" draw:fill-color="#ffffff" fo:padding-top="-0.01cm" fo:padding-bottom="-0.01cm" fo:padding-left="-0.01cm" fo:padding-right="-0.01cm"/>
    </style:style>
    <style:style style:name="gr3" style:family="graphic" style:parent-style-name="standard">
      <style:graphic-properties svg:stroke-width="0cm" svg:stroke-color="#ffffff" draw:fill-color="#ffffff" fo:padding-top="-0.05cm" fo:padding-bottom="-0.05cm" fo:padding-left="-0.05cm" fo:padding-right="-0.05cm"/>
    </style:style>
  </office:automatic-styles>
  <office:body>
    <office:drawing>
      <draw:page draw:name="page1" draw:style-name="dp1" draw:master-page-name="Default">
        <draw:g>
          <draw:glue-point draw:id="4" svg:x="0.069cm" svg:y="-4.97cm"/>
          <draw:glue-point draw:id="5" svg:x="-4.28cm" svg:y="5.018cm"/>
          <draw:glue-point draw:id="6" svg:x="-1.029cm" svg:y="5.018cm"/>
          <draw:glue-point draw:id="7" svg:x="2.223cm" svg:y="5.018cm"/>
          <draw:glue-point draw:id="8" svg:x="-4.998cm" svg:y="1.177cm"/>
          <draw:glue-point draw:id="9" svg:x="4.992cm" svg:y="-1.705cm"/>
          <draw:glue-point draw:id="10" svg:x="-0.504cm" svg:y="1.593cm"/>
          <draw:polygon draw:style-name="gr1" draw:layer="layout" svg:width="0.336cm" svg:height="0.259cm" svg:x="0.972cm" svg:y="0cm" svg:viewBox="0 0 337 260" draw:points="0,151 216,0 337,0 324,115 168,260">
            <text:p/>
          </draw:polygon>
          <draw:polyline draw:style-name="gr2" draw:layer="layout" svg:width="0.336cm" svg:height="0.259cm" svg:x="0.972cm" svg:y="0cm" svg:viewBox="0 0 337 260" draw:points="0,151 216,0 337,0 324,115 168,260 0,151">
            <text:p/>
          </draw:polyline>
          <draw:polygon draw:style-name="gr1" draw:layer="layout" svg:width="1.525cm" svg:height="0.828cm" svg:x="0.168cm" svg:y="1.172cm" svg:viewBox="0 0 1526 829" draw:points="0,829 1526,829 1526,0 0,0">
            <text:p/>
          </draw:polygon>
          <draw:polyline draw:style-name="gr2" draw:layer="layout" svg:width="1.525cm" svg:height="0.828cm" svg:x="0.168cm" svg:y="1.172cm" svg:viewBox="0 0 1526 829" draw:points="0,829 1526,829 1526,0 0,0 0,829">
            <text:p/>
          </draw:polyline>
          <draw:polygon draw:style-name="gr1" draw:layer="layout" svg:width="0.54cm" svg:height="1.345cm" svg:x="1.693cm" svg:y="0.655cm" svg:viewBox="0 0 541 1346" draw:points="0,516 541,0 541,793 0,1346">
            <text:p/>
          </draw:polygon>
          <draw:polyline draw:style-name="gr2" draw:layer="layout" svg:width="0.54cm" svg:height="1.345cm" svg:x="1.693cm" svg:y="0.655cm" svg:viewBox="0 0 541 1346" draw:points="0,516 541,0 541,793 0,1346 0,516">
            <text:p/>
          </draw:polyline>
          <draw:polygon draw:style-name="gr1" draw:layer="layout" svg:width="0.156cm" svg:height="0.782cm" svg:x="1.855cm" svg:y="1.052cm" svg:viewBox="0 0 157 783" draw:points="120,783 5,783 0,36 90,0 144,48 157,679">
            <text:p/>
          </draw:polygon>
          <draw:polyline draw:style-name="gr2" draw:layer="layout" svg:width="0.156cm" svg:height="0.782cm" svg:x="1.855cm" svg:y="1.052cm" svg:viewBox="0 0 157 783" draw:points="120,783 5,783 0,36 90,0 144,48 157,679 120,783">
            <text:p/>
          </draw:polyline>
          <draw:polygon draw:style-name="gr1" draw:layer="layout" svg:width="0.234cm" svg:height="0.954cm" svg:x="1.945cm" svg:y="0.877cm" svg:viewBox="0 0 235 955" draw:points="0,174 30,955 235,720 144,0">
            <text:p/>
          </draw:polygon>
          <draw:polyline draw:style-name="gr2" draw:layer="layout" svg:width="0.234cm" svg:height="0.954cm" svg:x="1.945cm" svg:y="0.877cm" svg:viewBox="0 0 235 955" draw:points="0,174 30,955 235,720 144,0 0,174">
            <text:p/>
          </draw:polyline>
          <draw:polygon draw:style-name="gr1" draw:layer="layout" svg:width="1.309cm" svg:height="1.231cm" svg:x="1.033cm" svg:y="0.001cm" svg:viewBox="0 0 1310 1232" draw:points="781,1232 0,210 270,0 1310,655">
            <text:p/>
          </draw:polygon>
          <draw:polyline draw:style-name="gr2" draw:layer="layout" svg:width="1.309cm" svg:height="1.231cm" svg:x="1.033cm" svg:y="0.001cm" svg:viewBox="0 0 1310 1232" draw:points="781,1232 0,210 270,0 1310,655 781,1232">
            <text:p/>
          </draw:polyline>
          <draw:polygon draw:style-name="gr1" draw:layer="layout" svg:width="0.168cm" svg:height="0.6cm" svg:x="1.885cm" svg:y="0.199cm" svg:viewBox="0 0 169 601" draw:points="48,601 169,480 108,0 0,48 0,480">
            <text:p/>
          </draw:polygon>
          <draw:polyline draw:style-name="gr2" draw:layer="layout" svg:width="0.168cm" svg:height="0.6cm" svg:x="1.885cm" svg:y="0.199cm" svg:viewBox="0 0 169 601" draw:points="48,601 169,480 108,0 0,48 0,480 48,601">
            <text:p/>
          </draw:polyline>
          <draw:polygon draw:style-name="gr1" draw:layer="layout" svg:width="0.18cm" svg:height="0.582cm" svg:x="1.753cm" svg:y="0.211cm" svg:viewBox="0 0 181 583" draw:points="0,420 181,583 168,12 72,0">
            <text:p/>
          </draw:polygon>
          <draw:polyline draw:style-name="gr2" draw:layer="layout" svg:width="0.18cm" svg:height="0.582cm" svg:x="1.753cm" svg:y="0.211cm" svg:viewBox="0 0 181 583" draw:points="0,420 181,583 168,12 72,0 0,420">
            <text:p/>
          </draw:polyline>
          <draw:polygon draw:style-name="gr1" draw:layer="layout" svg:width="0.168cm" svg:height="0.098cm" svg:x="1.825cm" svg:y="0.168cm" svg:viewBox="0 0 169 99" draw:points="0,44 90,99 169,32 78,0">
            <text:p/>
          </draw:polygon>
          <draw:polyline draw:style-name="gr2" draw:layer="layout" svg:width="0.168cm" svg:height="0.098cm" svg:x="1.825cm" svg:y="0.168cm" svg:viewBox="0 0 169 99" draw:points="0,44 90,99 169,32 78,0 0,44">
            <text:p/>
          </draw:polyline>
          <draw:polygon draw:style-name="gr1" draw:layer="layout" svg:width="1.825cm" svg:height="1.081cm" svg:x="0cm" svg:y="0.151cm" svg:viewBox="0 0 1826 1082" draw:points="1105,0 1826,1082 0,1082 973,0">
            <text:p/>
          </draw:polygon>
          <draw:polyline draw:style-name="gr2" draw:layer="layout" svg:width="1.825cm" svg:height="1.081cm" svg:x="0cm" svg:y="0.151cm" svg:viewBox="0 0 1826 1082" draw:points="1105,0 1826,1082 0,1082 973,0 1105,0">
            <text:p/>
          </draw:polyline>
          <draw:path draw:style-name="gr1" draw:layer="layout" svg:width="0.972cm" svg:height="0.465cm" svg:x="0.473cm" svg:y="1.247cm" svg:viewBox="0 0 973 466" svg:d="m973 0c0 104-218 189-487 189s-486-85-486-189v277c0 104 217 189 486 189s487-85 487-189z">
            <text:p/>
          </draw:path>
          <draw:path draw:style-name="gr2" draw:layer="layout" svg:width="0.972cm" svg:height="0.465cm" svg:x="0.473cm" svg:y="1.247cm" svg:viewBox="0 0 973 466" svg:d="m973 0c0 104-218 189-487 189s-486-85-486-189v277c0 104 217 189 486 189s487-85 487-189">
            <text:p/>
          </draw:path>
          <draw:path draw:style-name="gr1" draw:layer="layout" svg:width="0.972cm" svg:height="0.378cm" svg:x="0.473cm" svg:y="1.058cm" svg:viewBox="0 0 973 379" svg:d="m486 379c269 0 487-85 487-190s-218-189-487-189-486 85-486 189c0 105 217 190 486 190z">
            <text:p/>
          </draw:path>
          <draw:path draw:style-name="gr2" draw:layer="layout" svg:width="0.972cm" svg:height="0.378cm" svg:x="0.473cm" svg:y="1.058cm" svg:viewBox="0 0 973 379" svg:d="m486 379c269 0 487-85 487-190s-218-189-487-189-486 85-486 189c0 105 217 190 486 190">
            <text:p/>
          </draw:path>
          <draw:polygon draw:style-name="gr3" draw:layer="layout" svg:width="0.353cm" svg:height="0.111cm" svg:x="0.535cm" svg:y="1.157cm" svg:viewBox="0 0 354 112" draw:points="313,16 354,77 201,112 235,84 0,44 59,0 286,38">
            <text:p/>
          </draw:polygon>
          <draw:polygon draw:style-name="gr3" draw:layer="layout" svg:width="0.341cm" svg:height="0.103cm" svg:x="1.034cm" svg:y="1.23cm" svg:viewBox="0 0 342 104" draw:points="27,90 0,27 137,0 113,21 342,60 287,104 60,61">
            <text:p/>
          </draw:polygon>
          <draw:polygon draw:style-name="gr3" draw:layer="layout" svg:width="0.184cm" svg:height="0.12cm" svg:x="0.957cm" svg:y="1.098cm" svg:viewBox="0 0 185 121" draw:points="29,41 183,0 185,66 146,58 71,121 0,110 77,49 29,42">
            <text:p/>
          </draw:polygon>
          <draw:polygon draw:style-name="gr3" draw:layer="layout" svg:width="0.192cm" svg:height="0.127cm" svg:x="0.769cm" svg:y="1.276cm" svg:viewBox="0 0 193 128" draw:points="151,100 5,128 0,60 41,69 122,0 193,12 107,87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isco - Telecommuter house/router</dc:title>
    <meta:creation-date>2011-02-07T16:34:03</meta:creation-date>
    <meta:editing-duration>P0D</meta:editing-duration>
    <meta:editing-cycles>1</meta:editing-cycles>
    <meta:document-statistic meta:object-count="29"/>
    <meta:generator>OpenOffice.org/3.3$Linux OpenOffice.org_project/330m20$Build-9567</meta:generator>
  </office:meta>
</office:document-meta>
</file>